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2409A3CB3BCB081A9C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style:contextual-spacing="false" fo:line-height="100%" fo:background-color="#ffffff"/>
    </style:style>
    <style:style style:name="P3" style:family="paragraph" style:parent-style-name="Heading_20_4">
      <loext:graphic-properties draw:fill="solid" draw:fill-color="#ffffff"/>
      <style:paragraph-properties fo:margin-top="0.1665in" fo:margin-bottom="0.028in" style:contextual-spacing="false" fo:line-height="120%" fo:keep-together="auto" fo:background-color="#ffffff" fo:keep-with-next="auto"/>
      <style:text-properties fo:font-variant="small-caps" fo:color="#3d4543" loext:opacity="100%"/>
    </style:style>
    <style:style style:name="P4"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5"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style:font-size-asian="24pt" style:font-size-complex="24pt"/>
    </style:style>
    <style:style style:name="P6" style:family="paragraph" style:parent-style-name="Heading_20_1">
      <loext:graphic-properties draw:fill="solid" draw:fill-color="#ffffff"/>
      <style:paragraph-properties fo:margin-top="0in" fo:margin-bottom="0in" style:contextual-spacing="false" fo:line-height="100%" fo:keep-together="auto" fo:background-color="#ffffff" fo:padding="0in" fo:border="none" fo:keep-with-next="auto"/>
      <style:text-properties fo:font-variant="small-caps" fo:color="#3d4543" loext:opacity="100%" fo:font-size="24pt" officeooo:paragraph-rsid="002032e1" style:font-size-asian="24pt" style:font-size-complex="24pt"/>
    </style:style>
    <style:style style:name="P7"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officeooo:paragraph-rsid="002032e1" style:font-size-asian="24pt" style:font-size-complex="24pt"/>
    </style:style>
    <style:style style:name="P8"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officeooo:paragraph-rsid="002032e1" style:font-size-asian="24pt" style:font-size-complex="24pt"/>
    </style:style>
    <style:style style:name="P9"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officeooo:paragraph-rsid="002032e1" style:font-size-asian="24pt" style:font-size-complex="24pt"/>
    </style:style>
    <style:style style:name="P10" style:family="paragraph" style:parent-style-name="Heading_20_1">
      <loext:graphic-properties draw:fill="solid" draw:fill-color="#ffffff"/>
      <style:paragraph-properties fo:margin-top="0in" fo:margin-bottom="0in" style:contextual-spacing="false" fo:line-height="100%" fo:keep-together="auto" fo:background-color="#ffffff" fo:padding="0in" fo:border="none" fo:keep-with-next="auto"/>
      <style:text-properties fo:font-variant="small-caps" fo:color="#3d4543" loext:opacity="100%" fo:font-size="22pt" officeooo:paragraph-rsid="002032e1" style:font-size-asian="22pt" style:font-size-complex="22pt"/>
    </style:style>
    <style:style style:name="P11" style:family="paragraph" style:parent-style-name="Heading_20_4">
      <loext:graphic-properties draw:fill="solid" draw:fill-color="#ffffff"/>
      <style:paragraph-properties fo:margin-top="0.1665in" fo:margin-bottom="0.028in" style:contextual-spacing="false" fo:line-height="120%" fo:keep-together="auto" fo:background-color="#ffffff" fo:keep-with-next="auto"/>
      <style:text-properties fo:font-variant="small-caps" fo:color="#3d4543" loext:opacity="100%" officeooo:paragraph-rsid="002032e1"/>
    </style:style>
    <style:style style:name="P12"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13"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officeooo:paragraph-rsid="002032e1" style:font-size-asian="12pt" style:font-size-complex="12pt"/>
    </style:style>
    <style:style style:name="P14" style:family="paragraph" style:parent-style-name="Standard" style:list-style-name="WWNum1">
      <style:paragraph-properties fo:margin-left="0.5in" fo:margin-right="0in" fo:text-indent="-0.25in" style:auto-text-indent="false"/>
      <style:text-properties fo:color="#3d4543" loext:opacity="100%" fo:font-size="12pt" style:font-size-asian="12pt" style:font-size-complex="12pt"/>
    </style:style>
    <style:style style:name="P15" style:family="paragraph" style:parent-style-name="Standard" style:list-style-name="WWNum1">
      <style:paragraph-properties fo:margin-left="0.5in" fo:margin-right="0in" fo:text-indent="-0.25in" style:auto-text-indent="false"/>
      <style:text-properties fo:color="#3d4543" loext:opacity="100%" fo:font-size="12pt" officeooo:paragraph-rsid="002032e1" style:font-size-asian="12pt" style:font-size-complex="12pt"/>
    </style:style>
    <style:style style:name="P16" style:family="paragraph" style:parent-style-name="Standard">
      <loext:graphic-properties draw:fill="solid" draw:fill-color="#ffffff"/>
      <style:paragraph-properties fo:text-align="center" style:justify-single-word="false" fo:background-color="#ffffff"/>
      <style:text-properties fo:color="#3d4543" loext:opacity="100%" fo:font-size="12pt" officeooo:paragraph-rsid="002032e1" style:font-size-asian="12pt" style:font-size-complex="12pt"/>
    </style:style>
    <style:style style:name="P17"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fo:font-style="italic" officeooo:paragraph-rsid="002032e1" style:font-size-asian="12pt" style:font-style-asian="italic" style:font-size-complex="12pt"/>
    </style:style>
    <style:style style:name="P18" style:family="paragraph" style:parent-style-name="Standard">
      <loext:graphic-properties draw:fill="solid" draw:fill-color="#ffffff"/>
      <style:paragraph-properties fo:margin-top="0in" fo:margin-bottom="0.1528in" style:contextual-spacing="false" fo:line-height="100%" fo:background-color="#ffffff"/>
      <style:text-properties officeooo:paragraph-rsid="002032e1"/>
    </style:style>
    <style:style style:name="P19" style:family="paragraph" style:parent-style-name="Standard"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officeooo:paragraph-rsid="002032e1" style:font-size-asian="24pt" style:font-size-complex="24pt"/>
    </style:style>
    <style:style style:name="P20" style:family="paragraph" style:parent-style-name="Standard">
      <loext:graphic-properties draw:fill="solid" draw:fill-color="#ffffff"/>
      <style:paragraph-properties fo:margin-top="0in" fo:margin-bottom="0in" style:contextual-spacing="false" fo:line-height="100%" fo:background-color="#ffffff" fo:padding="0in" fo:border="none"/>
      <style:text-properties fo:font-variant="small-caps" fo:color="#3d4543" loext:opacity="100%" fo:font-size="22pt" officeooo:paragraph-rsid="002032e1" style:font-size-asian="22pt" style:font-size-complex="22pt"/>
    </style:style>
    <style:style style:name="P21" style:family="paragraph" style:parent-style-name="Standard">
      <loext:graphic-properties draw:fill="solid" draw:fill-color="#ffffff"/>
      <style:paragraph-properties fo:text-align="center" style:justify-single-word="false" fo:background-color="#ffffff"/>
      <style:text-properties officeooo:paragraph-rsid="002032e1"/>
    </style:style>
    <style:style style:name="T1" style:family="text">
      <style:text-properties fo:color="#3d4543" loext:opacity="100%" fo:font-size="12pt" style:font-size-asian="12pt" style:font-size-complex="12pt"/>
    </style:style>
    <style:style style:name="T2" style:family="text">
      <style:text-properties fo:color="#3d4543" loext:opacity="100%" fo:font-size="12pt" fo:font-style="italic" style:font-size-asian="12pt" style:font-style-asian="italic" style:font-size-complex="12pt"/>
    </style:style>
    <style:style style:name="T3" style:family="text">
      <style:text-properties fo:color="#3d4543" loext:opacity="100%" fo:font-size="12pt" fo:font-style="italic" style:text-underline-style="solid" style:text-underline-width="auto" style:text-underline-color="font-color" style:font-size-asian="12pt" style:font-style-asian="italic" style:font-size-complex="12pt"/>
    </style:style>
    <style:style style:name="T4" style:family="text">
      <style:text-properties fo:color="#3d4543" loext:opacity="100%" fo:font-size="9pt" fo:font-style="italic" style:font-size-asian="9pt" style:font-style-asian="italic" style:font-size-complex="9pt"/>
    </style:style>
    <style:style style:name="T5" style:family="text">
      <style:text-properties fo:color="#3d4543" loext:opacity="100%" fo:font-size="9pt" style:font-size-asian="9pt" style:font-size-complex="9pt"/>
    </style:style>
    <style:style style:name="T6" style:family="text">
      <style:text-properties officeooo:rsid="002032e1"/>
    </style:style>
    <style:style style:name="T7" style:family="text">
      <style:text-properties fo:color="#1155cc" loext:opacity="100%" fo:font-size="12pt" style:font-size-asian="12pt" style:font-size-complex="12pt"/>
    </style:style>
    <style:style style:name="T8" style:family="text">
      <style:text-properties fo:color="#1155cc" loext:opacity="100%" fo:font-size="12pt" fo:font-style="italic" style:font-size-asian="12pt" style:font-style-asian="italic" style:font-size-complex="12pt"/>
    </style:style>
    <style:style style:name="fr1" style:family="graphic" style:parent-style-name="Graphics">
      <style:graphic-properties fo:margin-left="0.0209in" fo:margin-right="0.0209in" fo:margin-top="0.0209in" fo:margin-bottom="0.0209in" style:vertical-pos="top" style:vertical-rel="baseline"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t14ms5qve8xh"/><text:s text:c="15"/>The Tribe Of Benjamin </text:p>
      <text:p text:style-name="P1"/>
      <text:p text:style-name="P4"/>
      <text:p text:style-name="P4">Genesis 35:18 “And it came to pass, as her soul was in departing: (for she died) that she called his name Benoni: but his father called him Benjamin.”</text:p>
      <text:p text:style-name="P4">Genesis 49:1 “And Jacob called unto his sons, and said, Gather yourselves together, that I may tell you that which shall befall you in the last days.” The last days occur from the days of Christ till today.</text:p>
      <text:p text:style-name="P4">The Tribe of Benjamin- Sold into Captivity By The Africans And The Arabs</text:p>
      <text:p text:style-name="P4">The tribe of Benjamin (West Indies), along with Judah and Levi, were sold into captivity (by the Africans and the Arabs) to the white-man. The white man then transported them in chains on slave ships to Jamaica, and various West Indian islands to serve hard bondage as slaves.</text:p>
      <text:p text:style-name="P4">Maroons</text:p>
      <text:p text:style-name="P2"><text:span text:style-name="T1">During slavery we had the </text:span><text:span text:style-name="T4">1</text:span><text:span text:style-name="T1"> “Maroons “, The word Maroon is Latin meaning wolf, primarily throughout the West Indies, which were runaway slaves that fled to the mountains and swamps of the islands. The white man could not subdue these men because they knew the land very well and could survive on their own; living off the land.</text:span></text:p>
      <text:p text:style-name="P4">The Maroons firmly believed in liberty or death, in other words, if they could not be free they would rather be dead.</text:p>
      <text:p text:style-name="P4">Genesis 49:27: “Benjamin shall ravin as a wolf: in the morning he shall devour the prey and at night he shall divide the spoil.”</text:p>
      <text:p text:style-name="P4">“Benjamin shall ravin as a wolf…” The word 2“ravin” in this sense means speak boldly/harshly. The tribe of Benjamin, ravin as wolves through their music by speaking the truth that they are Israelites and God will judge Babylon (America and the white race) for the injustice they have done to the children of Israel (slavery, raping our women, dividing the families etc.). For example, in Jamaica, and the other Caribbean islands, the white man buys up the best parts of the land, and have the people work the land for almost nothing (slave labor). The tribe of Benjamin, ”ravin” about their suffering and oppression, by singing about it in their music; songs contrary to what was forced upon them by the white man through his religions, that Christ and the Israelites are white etc.</text:p>
      <text:p text:style-name="P4">Certain artists speak through their music of America being Babylon (Psalms 137 proves America is Babylon) and how it’s going to fall (Revelation 18:19-21); that Christ, Solomon etc. are black according to the Bible, and also sing about themselves being Israelites. For example Luciano (“The white man’s Kingdom is falling…”), Dennis Brown (“The Black Revolution…”), Peter Tosh (“Oppressor man where you gonna run to…”), <text:soft-page-break/>Burning Spear (“Do you remember the days of slavery…”), Junior Reed (“The Lord is my Shepherd…”). Anthony B (“Fire pan Rome…) also “They (white-man) can’t run away from the Judgement Day” and “By the rivers of Babylon…” by various artists. Most reggae artists get their inspiration from the Bible; from books like Psalms and Revelation.</text:p>
      <text:p text:style-name="P4">When the scripture says; “…As a wolf…” meaning the same way a wolf howls at its prey before attacking it; is the same way the tribe of Benjamin, are howling at the white race through their music.</text:p>
      <text:p text:style-name="P4">Genesis 49:27 continues, “…In the Morning He Shall Devour The Prey”, the morning represents the tribe of Benjamin, being raised up in rulership in the Kingdom of Heaven.</text:p>
      <text:p text:style-name="P4">Isaiah 9:2, “The people that walked in darkness (slavery, not knowing your nationality etc.) have seen a great light (Christ is the light and wisdom, John 8:12 – the kingdom of heaven): they that dwell in the land of the shadow of death (America), upon them hath the light shined.”</text:p>
      <text:p text:style-name="P4">For a long time, the nation of Israel, has been in darkness (captivity etc.). We were brought here as slaves, our women and children were raped, and our families destroyed. We were burnt and lynched and had no knowledge of who we were according to the Bible.</text:p>
      <text:p text:style-name="P4">“…He shall devour the prey…” meaning in the Kingdom of Heaven, the tribe of Benjamin, alongside his brethren are going to destroy and enslave the white man and all nations; read Psalms 149:6-9 and Obadiah 1:15-19</text:p>
      <text:p text:style-name="P4">Verse 27 continues, and at night he shall divide the spoil”, the night represents the end of the white man’s rulership, with the second coming of Christ; read Zephaniah 1:14- 15. It will be the white man’s night (captivity) and our day (rulership over the nations). “…He shall divide the spoil.” This means after the white man and the nations has been enslaved, Benjamin, and the other tribes will divide the riches and wealth of the nations, read Jeremiah 30:16</text:p>
      <text:p text:style-name="P4">Deuteronomy 33:12, “And of Benjamin he said, the beloved of the Lord shall dwell in safety by him; and the Lord shall cover him all the day long. and he shall dwell between his shoulders</text:p>
      <text:p text:style-name="P4">“…Shall dwell in safety by him..” this is talking about the Most High, protecting Benjamin, from his enemies and that the white man during slavery did not kill them off. In the end, the tribe of Benjamin, shall “devour the prey”, which is the white man and the other nations for enslaving them.</text:p>
      <text:p text:style-name="P4">Deuteronomy 33:12 continues, “…And the Lord shall cover him all the day long…” meaning the Most High, was going to bless Benjamin, with good weather and land etc.</text:p>
      <text:p text:style-name="P4">Verse 12 continues, “…And he shall dwell between his shoulders.” meaning between the heavens and the waters: good climate and good land to plant and grow crops.</text:p>
      <text:p text:style-name="P4"><text:soft-page-break/>The Following Are Facts Proving That The West Indians Are From The Tribe Of Benjamin</text:p>
      <text:p text:style-name="P4">The following are facts discovered by a so-called Jew (Rabbi Matthew), after in depth study and research found in a book titled, “From Babylon to Timbuktu”, by Rudolph R. Windsor on page 133:</text:p>
      <text:p text:style-name="P4">“Before Dr. Goodby published his book, “The Lost Tribes a Myth”, Rabbi Matthew organized a Hebrew congregation in 1918 and proclaimed that the black people of the United States and the West Indies are the original black Hebrews.”</text:p>
      <text:p text:style-name="P4">The following is found in a book titled “Nature Knows no Color Line”, by J.A Rogers on page 123 &amp; 130.</text:p>
      <text:p text:style-name="P4">“Many of the Jews who were banished from Portugal by John II settled in the West Indies. John Bigelo, who visited Jamaica in 1850, saw the descendants of these Jews and says they were Negroid (Black).”</text:p>
      <text:p text:style-name="P3"><text:bookmark text:name="_el4mzefpxd82"/>Bibliography</text:p>
      <text:list xml:id="list4018471514" text:style-name="WWNum1">
        <text:list-item>
          <text:p text:style-name="P14">“New Webster’s Dictionary and Thesaurus”, page 83</text:p>
        </text:list-item>
        <text:list-item>
          <text:p text:style-name="P14">“History of Slavery”, by Susan Everette</text:p>
        </text:list-item>
        <text:list-item>
          <text:p text:style-name="P14">“Nature Knows No Color Line”, by J.A Rogers</text:p>
        </text:list-item>
        <text:list-item>
          <text:p text:style-name="P14">“From Babylon to Timbuktu”, by Rudolph R. Windsor</text:p>
        </text:list-item>
        <text:list-item>
          <text:p text:style-name="P14">“Before the Mayflower”, by Lerone Bennette Junior</text:p>
        </text:list-item>
      </text:list>
      <text:p text:style-name="P4">SHALO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text:s text:c="14"/>The Tribe Of <text:span text:style-name="T6">Simeon/Levi</text:span></text:p>
      <text:p text:style-name="P20"/>
      <text:p text:style-name="P18"><text:span text:style-name="T1">The tribe of Simeon was among the 10 tribes of Israel when they migrated to Arsareth/the Americas according to </text:span><text:span text:style-name="T2">2 Esdras 13:40-44</text:span><text:span text:style-name="T1">. They inhabited the island of Hispaniola which we shall prove and were conquered by Spain in 1492.</text:span></text:p>
      <text:p text:style-name="P13">In the 1600’s the tribe of Levi (Haitians), along with Judah and Benjamin, were sold into captivity (by the Africans and the Arabs), to the white-man. The white man then transported them in chains on slave ships to Haiti to serve hard bondage as slaves.</text:p>
      <text:p text:style-name="P18"><text:span text:style-name="T2">Genesis 49:1</text:span><text:span text:style-name="T1"> “And Jacob called unto his sons, and said, Gather yourselves together, that I may tell you that which shall befall you in the last days.”</text:span></text:p>
      <text:p text:style-name="P18"><text:span text:style-name="T1">The last days occur from the days of Christ untill today. Read </text:span><text:span text:style-name="T2">Hebrews 1:2</text:span><text:span text:style-name="T1">.</text:span></text:p>
      <text:p text:style-name="P13">Genesis 49:5. “Simeon and Levi are brethren; instruments of cruelty are in their habitations.”</text:p>
      <text:p text:style-name="P18"><text:span text:style-name="T1">“</text:span><text:span text:style-name="T2">Simeon and Levi are brethren</text:span><text:span text:style-name="T1">”, all Jacobs’ sons are brothers, the reason he specifies Simeon and Levi, are brethren is because in the last days they would dwell together in one place: The island of Hispaniola. “</text:span><text:span text:style-name="T2">Instruments of cruelty are in their habitations</text:span><text:span text:style-name="T1">”, meaning they are heavily involved in the use of witchcraft and the worship of Satan. In the past, Lev, was renowned for dealing with spiritual forces of the Heavenly Father (the priesthood), however, this scripture specifies “</text:span><text:span text:style-name="T2">of cruelty</text:span><text:span text:style-name="T1">” meaning spiritual forces of Satan: witchcraft. Their habitations are Haiti, and Dominican Republic. In Haiti, their instruments of cruelty is called “</text:span><text:span text:style-name="T2">voodoo</text:span><text:span text:style-name="T1">”. In the Dominican Republic, their instruments of cruelty is called “Brujeria”.</text:span></text:p>
      <text:p text:style-name="P18"><text:span text:style-name="T2">Genesis 49:6</text:span><text:span text:style-name="T1">, “O my soul come not thou into their secret, unto their assembly mine honor, be not thou united: for in their anger they slew a man, and in their self-will they digged down a wall.”</text:span></text:p>
      <text:p text:style-name="P18"><text:span text:style-name="T1">“</text:span><text:span text:style-name="T2">O my soul</text:span><text:span text:style-name="T1">” meaning Israel, in </text:span><text:span text:style-name="T2">Genesis 32:28</text:span><text:span text:style-name="T1">, Jacobs’ name was changed to Israel. “</text:span><text:span text:style-name="T2">Come not thou into their secret</text:span><text:span text:style-name="T1">” meaning Israel, learn not the secret of their witchcraft. “</text:span><text:span text:style-name="T2">Unto their assembly</text:span><text:span text:style-name="T1">” is the dwelling together of these brothers in one place: Hispaniola (Dominican Republic and Haiti). Simeon and Levi, are the honor of Jacob, but “</text:span><text:span text:style-name="T2">be thou not united</text:span><text:span text:style-name="T1">” means although Simeon and Levi are brethren, assembled together, they would not be united. That is why on the island of Hispaniola, there is a division. On the eastern part of Hispaniola, you have the tribe of Simeon you’ll probably speak Spanish; in the west, you have the tribe of Levi where speak either French or Creole, a division that’s the result of centuries of European colonization and numerous power struggles. They have also time, economic and class differences.</text:span></text:p>
      <text:p text:style-name="P18"><text:span text:style-name="T1">“</text:span><text:span text:style-name="T2">For in their anger they slew a man and in their self-will they digged down a wall</text:span><text:span text:style-name="T1">”, the man they slew was Shechem an African prince. Their self-will was their furious determination against Jacobs’s wishes and the wall they digged down was the </text:span><text:soft-page-break/><text:span text:style-name="T1">agreement Jacob, made with Hamor, King of the Hivites. This history is recorded in </text:span><text:span text:style-name="T2">Genesis 34th chapter</text:span><text:span text:style-name="T1">. Here’s a brief synopsis:</text:span></text:p>
      <text:p text:style-name="P13">Jacob’s daughter Dinah, was raped by an African prince named Shechem. His father, named Hamor asked if Shechem and Dinah, could marry and form an alliance between the two people; to trade sons and daughters in matrimony and share their wealth with the inhabitants of the land. Jacob’s son replied deceitfully that the Hivites, the people of Shechem needed to be circumcised for the marriage to take place; they agreed. On the third day, the soreness of the circumcision set in and Simeon and Levi, got swords and then slaughtered every male of the city. This history correlates with another historical event that took place in Hispaniola:</text:p>
      <text:p text:style-name="P13">“Black Indians” by W.L. Katz pg. 33.</text:p>
      <text:p text:style-name="P13">“In 1522, Europeans in the Americas first learned that slavery did not easily lead to enormous wealth. On Christmas Day, African (Levi) and Indian (Simeon) slaves on a plantation owned by Diego Columbus rose and murdered their masters and overseers… The beautiful island of Hispaniola shook with the first recorded slave rebellion in the New World. The conspiracy had spread across the sprawling sugar plantations in the weeks before Christmas. Patiently the plotters (Simeon and Levi) waited until Christmas Day when the planters and their families would be bloated with food, soaked with liquor, and too weak or sleepy to offer much resistance. Then they struck, plunging into the night to kill whites and find freedom.”</text:p>
      <text:p text:style-name="P18"><text:span text:style-name="T2">Genesis 49:7</text:span><text:span text:style-name="T1">, “Cursed be their anger, for it was fierce: and their wrath, for it was cruel: I will divide them in Jacob, and scatter them in Israel.” The Lord, divided and scattered the tribe of Levi, throughout all Israel. As the Levitical Priests, they had no inheritance of land, they were rather given the suburbs throughout all the cities of Israel, to dwell in</text:span></text:p>
      <text:p text:style-name="P18"><text:span text:style-name="T2">Deuteronomy 18:1-9</text:span><text:span text:style-name="T1"> and </text:span><text:span text:style-name="T2">Joshua 21:1-8</text:span></text:p>
      <text:p text:style-name="P18"><text:span text:style-name="T2">Deuteronomy 33:8</text:span><text:span text:style-name="T1"> “And of Levi he said, Let thy Thummim and thy Urim be with thy holy one, whom thou didst prove at Massah and with whom thou didst strive at the waters of Meribah;”</text:span></text:p>
      <text:p text:style-name="P18"><text:span text:style-name="T1">“Let thy Thummim and thy Urim be with thy holy one”, the High Priest of Levi, were commanded in </text:span><text:span text:style-name="T2">Exodus 28:30</text:span><text:span text:style-name="T1">, to carry the Thummim and the Urim; which are similar to the crystal ball and stone that gave off colors, wherein the Most High, spoke to and instructed Israel. So Levi, is told to let their spiritual prowess be with the creator (thy holy one) opposed to their spiritual forces being with Satan, in voodoo. “Whom thou didst prove at Massah, and with whom thou didst strive at the waters of Meribah”, in </text:span><text:span text:style-name="T2">Exodus 17:7</text:span><text:span text:style-name="T1">, these areas were where Israel, complained for water and the Lord, commanded Moses, to smite the rock for water, then after speak to the rock for water.</text:span></text:p>
      <text:p text:style-name="P18"><text:span text:style-name="T2">Deuteronomy 33:9</text:span><text:span text:style-name="T1"> “Who said unto his father and to his mother, I have not seen him neither did he acknowledge his brethren, nor knew his own children: for they have observed thy word and kept thy covenant.”</text:span></text:p>
      <text:p text:style-name="P18"><text:soft-page-break/><text:span text:style-name="T1">In </text:span><text:span text:style-name="T2">Exodus 32:26</text:span><text:span text:style-name="T1">, when Moses came down from Mount Sinai, Israel was in the midst of worshiping a golden calf and all kinds of abominations wherein Moses, called the tribe of Levi, to go in and out of the gates of Israel, and slay (kill) every man his brother, companion, and neighbor that was involved. Levi, honored the law of the Most High.</text:span></text:p>
      <text:p text:style-name="P18"><text:span text:style-name="T2">Deuteronomy 33:10</text:span><text:span text:style-name="T1"> “They shall teach Jacob thy judgements and Israel thy law: they shall put incense before thee, and whole burnt sacrifice upon thine altar. ” Levi, was the ordained priesthood and they taught the laws to Israel. They also offered incense and burnt sacrifices to the Most High.</text:span></text:p>
      <text:p text:style-name="P18"><text:span text:style-name="T2">Deuteronomy 33:11</text:span><text:span text:style-name="T1">. “Bless, Lord his substance and accept the work of his hands: smite through the loins of them that rise against him, and of them that hate him, that they rise not again. ”</text:span></text:p>
      <text:p text:style-name="P13">Levis’ substance and the work of his hands was all the freewill offerings and tithes of the land rendered to them for their ministry throughout the suburbs of Israel. “Smite through the loins of them that rise against him, and of them that hate him that they rise not again.” Great Haitian leaders such as Toussaint Louverture rose up against the French casting them out of Haiti but This prophecy will ultimately be fulfilled with the Second Coming of Christ, who will destroy all the enemies of Levi and Israel.</text:p>
      <text:p text:style-name="P18"><text:span text:style-name="T2">Malachi 2:1</text:span><text:span text:style-name="T1">. “And now, O ye priests, this commandment is for you.”</text:span></text:p>
      <text:p text:style-name="P18"><text:span text:style-name="T2">Malachi 2:8</text:span><text:span text:style-name="T1"> “But ye are departed out of the way; ye have caused many to stumble at the law: ye have corrupted the covenant of Levi, saith the Lord of Hosts.”</text:span></text:p>
      <text:p text:style-name="P13">“But ye are departed out of the way”, the tribe of Levi has departed out of commandments of the Lord. They foolishly believe they are Haitians, and because of slavery have fully adopted Roman Catholicism and voodoo.</text:p>
      <text:p text:style-name="P13">“Ye have caused many to stumble at the law; ye have corrupted the covenant of Levi”, now the Levites are no longer teaching the commandments of the Holy One, but are rather teaching lies they’ve learned under Christianity, causing many Levites to stumble from the true laws of the Lord in Christ.</text:p>
      <text:p text:style-name="P18"><text:span text:style-name="T2">Malachi 2:9</text:span><text:span text:style-name="T1"> “Therefore have I also made you contemptible and base before all the people, according as ye have not kept my ways, but have been partial in the law.”</text:span></text:p>
      <text:p text:style-name="P13">“Therefore have I also made you contemptible (disliked) and base (low) before all the people (Israel).” This was a curse upon Levi, till this day. As Haitians, they are disliked and considered the most impoverished and lowest people among all the tribes of Israel. This was done as punishment because Levi, has not kept the laws of the Lord, but has been “partial in the law;” teaching lies about the Bible and mixing pagan idolatry with the Bible.</text:p>
      <text:p text:style-name="P13">“The Hope of Israel” by Menasseh Ben Israel.</text:p>
      <text:p text:style-name="P13">Pages 112 and 113 says, “I shall speak somewhat in this discourse of the divers opinions which have been, and shall declare in what countries it is thought the Ten <text:soft-page-break/>Tribes are.” Hispaniola (Dominican Republic)… the island of Cuba; the continent of America, Panama, New Spain (Mexico) and Peru.</text:p>
      <text:p text:style-name="P13">Shalo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text:bookmark text:name="_5zb1oyy1mjon"/><text:s text:c="2"/>The Tribe Of Ephraim/<text:span text:style-name="T6">Manassah</text:span></text:p>
      <text:p text:style-name="P21"><text:s text:c="2"/></text:p>
      <text:p text:style-name="P13">Ephraim, was the second born son of Joseph. His name means “I am fruitful”. Manasseh, was the firstborn son of Joseph. His name means “made to forget”, read Genesis 41:50-52. The blessing of Joseph, went down to his two sons who were recognized as two of the tribes of Israel. Jacob, prophesied that Ephraim, would be greater than his brother Manasseh; read Genesis 48:13-20 When you see the name “Joseph”, in the scriptures after his death, it is making reference to his two sons: Ephraim first then Manasseh. These two tribes led the migration of “The Tribes of Israel” to the Americas, in approximately 536 B.C. during the Persian captivity.</text:p>
      <text:p text:style-name="P13">Please note that the scriptures often reference Joseph which means Ephraim and Manessah. You may also notice a lot of scripture seems to only speak the name Ephraim however remember the blessing was upon Ephraim first followed by Manessah.</text:p>
      <text:p text:style-name="P13">Genesis 48:14 And Israel stretched out his right hand, and laid it upon Ephraim’s head, who was the younger, and his left hand upon Manasseh’s head, guiding his hands wittingly; for Manasseh was the firstborn.</text:p>
      <text:p text:style-name="P13">[15] And he blessed Joseph, and said, God, before whom my fathers Abraham and Isaac did walk, the God which fed me all my life long unto this day,</text:p>
      <text:p text:style-name="P13">[16] The Angel which redeemed me from all evil, bless the lads; and let my name be named on them, and the name of my fathers Abraham and Isaac; and let them grow into a multitude in the midst of the earth.</text:p>
      <text:p text:style-name="P13">[17] And when Joseph saw that his father laid his right hand upon the head of Ephraim, it displeased him: and he held up his father’s hand, to remove it from Ephraim’s head unto Manasseh’s head.</text:p>
      <text:p text:style-name="P13">[18] And Joseph said unto his father; not so, my father: for this is the firstborn; put thy right hand upon his head.</text:p>
      <text:p text:style-name="P13">[19] And his father refused, and said, I know it, my son, I know it: he also shall become a people, and he also shall be great: but truly his younger brother shall be greater than he, and his seed shall become a multitude of nations.</text:p>
      <text:p text:style-name="P13">[20] And he blessed them that day, saying, in thee shall Israel bless, saying, God make Thee as Ephraim and as Manasseh: and he set Ephraim before Manasseh.</text:p>
      <text:p text:style-name="P18"><text:span text:style-name="T1">During the Middle Ages, the native Indians of Puerto Rico, called themselves Boriqua, a Hebrew word for Brave. They called their island </text:span><text:span text:style-name="T5">2 </text:span><text:span text:style-name="T1">Borinquen a Hebrew word for “Land of the Brave Lords” and some Translations say “many/abundant” A Hebrew word? Yes a Hebrew word, little do you know that the language spoken on the island of Boriquan, prior to the invasion of the Spaniards, was Hebrew. This fact will be proven later on in this segment. Where did these so- called Indians </text:span><text:span text:style-name="T5">3</text:span><text:span text:style-name="T1">(from Indios Latin word for slave) </text:span><text:soft-page-break/><text:span text:style-name="T1">come from? Did they come thru the Bering Straits, as recorded by the white-man? No! They came from a land known as Israel, in the Middle East.</text:span></text:p>
      <text:p text:style-name="P13">The following passage will prove the previous statement; it is found in a book titled “Yucatan Before and After the Conquest” by Friar Diego de Landa on page 8. It contains what the natives told the Spaniards, of their trip to the New World, and of what descent they were.</text:p>
      <text:p text:style-name="P13">“Some old men of Yucatan say that they have heard from their ancestors that this country was peopled by a certain race who came from the East. Whom God delivered by opening for them twelve roads through the sea. If this is true, all the inhabitants of the Indies must be of Jewish descent…”</text:p>
      <text:p text:style-name="P18"><text:span text:style-name="T1">When they arrived to the New World, the tribes began to drop each other off beginning in South America, then moving upward to Central America, the islands of Puerto Rico, Cuba, Hispaniola and finally North America. In history books the natives of the Americas, are often called </text:span><text:span text:style-name="T5">5</text:span><text:span text:style-name="T1">Arawaks The word Arawak, means groups of indigenous peoples that migrated from South America, to Central and North America.</text:span></text:p>
      <text:p text:style-name="P13">So how do we know that Ephraim, ended up in Puerto Rico and Manesseh in Cuba? We must examine the history of what the natives called themselves when the various Spanish explorers or priests encountered them. Keep this in mind, that all the so-called Indians spoke the same language prior to the invasion of the Spaniards. This language as was proven earlier was Hebrew That’s why they had various trade routes to exchange and sell different materials. If they could not communicate with each other, these routes would not have existed. For example the Seminole Indians and the Boriqua Indians, had close relations in trading and visited each other frequently. Even Ponce de Leon, learned of these relations in his search for the mythical “fountain of youth”; the boriqua Indians, sent him to the Seminoles in Florida. Now, lets prove that Ephraim, ended up in Puerto Rico and Manesseh in Cuba.</text:p>
      <text:p text:style-name="P13">The following is what happened to Montezinos (a Spanish explorer), when he visited the Seminole Indians, in the mountains of Quito, prior to their migration to Florida. This passage contains what was told to him by the natives concerning their identity and the identity of their brothers located in Puerto Rico and Cuba. This information is found in “Lost Tribes and Promised Lands” by Ronald Sanders on pages 363-365</text:p>
      <text:p text:style-name="P13">“Upon hearing her words they rose, went over to Montezinos and, to his utter astonishment, said: “Shema, Yisroel, Adonai Elohenu Adonai Ehod” (Hear; O Israel, the Lord our God, the Lord is One”). They had recited, in Hebrew the fundamental credo of Judaism. ”</text:p>
      <text:p text:style-name="P13">“They told him that they were themselves of the tribe of Reuben, and that the tribe of Joseph lived on an island nearby ° [what’s nearby? Puerto Rico and Cuba]</text:p>
      <text:p text:style-name="P13">“Only the sorcerers of his tribe had perceived that they were a special people, and had given warning that they should be left alone.” The God of these children of Israel is the true God, they had said, “and everything inscribed on their tablets is true. At the end of <text:soft-page-break/>days, they will be lords of all the nations of the earth. One nation will come bringing many things to this land, and after we have all been provided for, these children of Israel will go forth from where they now are and reign over the whole earth, as they once did. ”</text:p>
      <text:p text:style-name="P13">Genesis 49:1 “And Jacob called unto his sons, and said, Gather yourselves together, that I may tell you that which shall befall you in the last days ‘ The last days occur from the days of Christ till today. See Hebrews 1:2.</text:p>
      <text:p text:style-name="P13">Genesis 49:22, “Joseph is a fruitful bough, even a fruitful bough by a well; whose branches run over the wall.”</text:p>
      <text:p text:style-name="P18"><text:span text:style-name="T1">The blessing of Joseph, went down to his two sons Ephraim and Manasseh. A “bough” is a tree, so when the scripture says; “even a fruitful bough by a well” it is showing us a comparison of how a tree that is planted near water is fruitful the same way the tribes of Ephraim and Manasseh, would be located near water (island) and be very fruitful. Cuba means “fruitful” and just like the name says The so-called Puerto Ricans, are fruitful by having many children and very large families as well. “Whose branches run over the wall…” the same way branches go over a wall that divides them from other trees and branches, to mix with them, is the same way the daughters of Ephraim, went over the wall of racial division to mix with the Spanish, by marrying the Spaniards. The Spanish, built a fort in Puerto Rico, encompassed by what’s called </text:span><text:span text:style-name="T5">6</text:span><text:span text:style-name="T1">“el morro” meaning “the wall” which was meant to keep other invading whites from stealing Boriqua slaves and taking Puerto Rico. The daughters of the Boricua had children from the Spanish Conquistador but what does the Most High say would happen to many of their children?</text:span></text:p>
      <text:p text:style-name="P13">Hosea 9:11” As for Ephraim, their glory shall fly away like a bird, from the birth, and from the womb, and from the conception.</text:p>
      <text:p text:style-name="P13">[12] Though they bring up their children, yet will I bereave them, that there shall not be a man left: yea, woe also to them when I depart from them!</text:p>
      <text:p text:style-name="P18"><text:span text:style-name="T1">[13] Ephraim, as I saw Tyrus, is planted in a pleasant place: but Ephraim shall bring forth his children to the murderer. [Ephraim gave their girls to marry the Spanish]</text:span></text:p>
      <text:p text:style-name="P13">[14] Give them, O LORD: what wilt thou give? Give them a miscarrying womb and dry breasts”. Proving the boy children died at birth that’s why in verse 12 it said ‘ there shall not be a man left’ because the male carries the seed. If the male offspring survived then they would produce Edomite children and not Ephraim. The girl children survived and lived and married the Puerto Rican Indians bringing forth true ephraimite children.</text:p>
      <text:p text:style-name="P13">Because of this racial mixing, some Puerto Ricans, are very light-skinned. The Bible prophesied about this mixing read Hosea 7:8</text:p>
      <text:p text:style-name="P13">Hosea 7:8 “Ephraim has mixed himself among the people: Ephraim is a cake not turned.”</text:p>
      <text:p text:style-name="P13">The people that Ephraim (Puerto Ricans), mixed himself with were the Spaniards. When the scripture says; “Ephraim is a cake not turned” means that the same way a pancake <text:soft-page-break/>is not turned when baked, one side would be dark and the other side light, is similar to the complexion of the so-called Puerto Ricans, which range from a dark brown to a very light skinned some even appear Caucasian. But, only those whose fathers are of Boriquan descent are Israelites, if their fathers are Spaniards, then they are Spaniards. Back to Genesis.</text:p>
      <text:p text:style-name="P13">Genesis 49:23, “The archers have sorely grieved him, and shot at him, and hated him.</text:p>
      <text:p text:style-name="P18"><text:span text:style-name="T1">The °archers” are talking about the conquistadors of Spain. They sorely grieved Ephraim, by having the Boriqua Indians work in gold mines and sugar cane fields under very hard and strenuous conditions. “And shot at him…’’ When Columbus came in 1493, he subdued Ephraim with great slaughter. Also when </text:span><text:span text:style-name="T5">8</text:span><text:span text:style-name="T1">Ponce de Leon, came in 1508, he had 6,000 Boriqua Indians, shot because they protested slave working conditions. Out of 40,000 Boriqua Indians, only 4,000 remained on the island of Puerto Rico, during this invasion. “And hated him…”The Spaniards, enslaved Ephraim and sent thousands of them to serve slavery in Spain, and Hawaii on slave ships (Deuteronomy 28:68) and stripped Puerto Rico, of it’s wealth and riches.</text:span></text:p>
      <text:p text:style-name="P13">Genesis 49:24, “But his bow abode in strength, and the arm of his hands were made strong by the hands of the mighty God of Jacob; (from thence is the shepherd the stone of Israel;)</text:p>
      <text:p text:style-name="P13">Joseph’s bow abode in strength because he kept the commandments. His hands were made strong when the Most High, honored Joseph, by making him second overall Egypt. “From thence is the shepherd the stone of Israel”, is referring to Christ, he is the Shepard / stone of Israel that came from the mighty god/power of Jacob.</text:p>
      <text:p text:style-name="P13">Genesis 49:25, “Even by the God of thy father, who shall help thee (Ephraim); and by the Almighty who shall bless thee (Ephraim) with blessings of Heaven above, blessings of the deep that lieth under, blessings of the breasts and the womb.”</text:p>
      <text:p text:style-name="P13">The “blessings of the Heaven above” is talking about the good weather on the island of Puerto Rico. “Blessings of the deep that lieth under” refers to the seas and riches on the island. Also the various exotic fish in the deep ocean. That is why the so called white-man exploits the beauty of Puerto Rico by making commercials about “Come to Puerto Rico the shining star in these commercials you see Caucasians running on the beaches and going deep sea diving, enjoying the blessings that the Heavenly Father gave Ephraim, of the heaven above and of the deep. So what did the Spanish white-man do? He killed thousands of the Boriqua Indians, stole their island, and now he goes there on vacation.</text:p>
      <text:p text:style-name="P13">Genesis 49:25 continues, “… blessings of the breasts and the womb.”</text:p>
      <text:p text:style-name="P13">This is referring to Ephraim, being fruitful with many children which is a beautiful blessing. So although many Boriqua Indians were killed, Ephraim’s fruitfulness kept the tribes in existence because of the Most High’s blessings.</text:p>
      <text:p text:style-name="P13"><text:soft-page-break/>Genesis 49:26, “The blessings of thy father have prevailed above the blessings of my progenitors unto the utmost bound of the everlasting hills: they shall be in the head of Joseph, and on the crown of him that was separated from his brethren.”</text:p>
      <text:p text:style-name="P13">Jacob is letting Ephraim know that his father’s blessings were greater than the blessings of Abraham and Isaac while they lived, because Joseph was extremely famous and was second under Pharaoh in Egypt and owned a vast amount of lands within Egypt. Joseph, being in this position was able to support his father and the rest of his brethren and their children.</text:p>
      <text:p text:style-name="P13">Deuteronomy 33:13 “And of Joseph he said, blessed of the Lord be his land, for the precious things of heaven, for the dew, and for the deep that coucheth beneath.”</text:p>
      <text:p text:style-name="P13">The blessing of Joseph, went to his son Ephraim. This scripture links up to Genesis 49:25, “Even by the God of thy father, who shall help thee; and by the Almighty who shall bless thee with blessings of heaven above, blessings of the deep that lieth under, blessings of the breasts, and of the womb:”, making reference to the great climate on the island of Boriquen (Puerto Rico).</text:p>
      <text:p text:style-name="P13">Deuteronomy 33:14 “And for the precious fruits brought forth by the sun, and for the precious things brought forth by the moon.”</text:p>
      <text:p text:style-name="P13">The “precious fruits brought forth by sun” is talking about mangos, papayas, avocados, pineapples, coconuts, bananas and sugar cane, which are fruits the island is well known for.</text:p>
      <text:p text:style-name="P13">The “precious things brought forth by the moon” one of those things is the “coqui” which is a small frog that can only live in Puerto Rico. The “coqui” comes out at night and makes a very distinctive whistle throughout the night.</text:p>
      <text:p text:style-name="P13">Deuteronomy 33:15, “And for the chief things of the ancient mountains, and for the precious things of the lasting hills.”</text:p>
      <text:p text:style-name="P13">The “chief things of the ancient mountains” is talking about the great amount of diamonds, gold and silver found in the mountains of Boriquen; which was the primary source of slave labor that the Boriqua Indians were made to serve. The “precious things of the lasting hills” is talking about the coffee beans found in the hills of the island.</text:p>
      <text:p text:style-name="P13">Deuteronomy 33:16, “And for the precious things of the earth and fullness thereof, and for the good will of him that dwelt in the bush….”</text:p>
      <text:p text:style-name="P13">The “good will of him that dwelt in the bush” means that it was the good will of the Lord (because the Lord spoke to Moses in the bush) that Ephraim made it to the “New World” and survived the savage attacks of the Spaniards.</text:p>
      <text:p text:style-name="P13">Verse 16 continues, “…let the blessing come upon the head of Joseph, and upon the top of the head of him that was separated from his brethren.”</text:p>
      <text:p text:style-name="P13"><text:soft-page-break/>This is referring to the blessings that Joseph got when he was sold by his brothers and ended up in Egypt.</text:p>
      <text:p text:style-name="P18"><text:span text:style-name="T1">Deuteronomy 33:17 “His glory is like the firstling of his bullock and his horns are like the horns of unicorns: with them he shall push the people together to the ends of the earth: and they are the ten thousands of Ephraim, and they are the thousands of Manasseh.”</text:span></text:p>
      <text:p text:style-name="P13">Deuteronomy 33:17: “His glory is like the firstling of a bullock, and his horns are like the horns of unicorns..</text:p>
      <text:p text:style-name="P13">“His glory is like the firstling of a bullock”, means all firstborn males are chosen by the Most High to be his, his horns refers to the leaders of Ephraim and Manessah. The Lord used the leaders of Ephraim and Manessah to push/guide the 10 tribes of Israel to the ends of the earth meaning the other side of the world-Arsareth / the Americas. Read 2 Esdras 13:40-45.</text:p>
      <text:p text:style-name="P13">Hosea 11:10 “They shall walk after the LORD: he shall roar like a lion: when he shall roar, then the children shall tremble from the west.” (western hemisphere)</text:p>
      <text:p text:style-name="P13">Hosea 4:17, “Ephraim is joined to idols; let him alone.”</text:p>
      <text:p text:style-name="P13">The bible prophesied how the so-called Puerto Ricans &amp; Cubans (Ephraim &amp; Manessah) would have many idols. The false white images of Christ (Caesar Borgia), Mary and Lazarus are the main idols that they are joined to. They worship these idols by putting tattoos of these images on their bodies, putting statues on the dashboard of their cars and wearing gold chains with these false images as pendants. Also in their homes they make altars with the pictures of these images in the center with different color candles around it. “Let him alone” means when you show a Puerto Rican that Christ is a black-man and they don’t want to accept it just leave him alone.</text:p>
      <text:p text:style-name="P13">Hosea 8:11, “Because Ephraim hath made many altars to sin, altars shall be unto him a sin.”</text:p>
      <text:p text:style-name="P13">Verse 12, 7 have written to him the great things of my law. But they were counted as a strange thing.”</text:p>
      <text:p text:style-name="P13">“Ephraim (Puerto Ricans) hath made many alters to sin” means that when they make these altars and worship these false images they commit sin by breaking the first and second commandment of the Most High, “Thou shalt have no other gods before me” and “Thou shalt not make unto thee any graven image nor serve them.” The many altars that the Puerto Ricans keep in their homes have become a sin unto them and they will not see the Kingdom of Heaven if they do not repent and cast away these powerless idols. The Heavenly Father tells us that he wrote unto Ephraim the many great things of his law but Ephraim thought the laws of the Most High to be strange because of the lies taught to them by the white-man. And it is because of these lies that the Puerto Ricans think it strange that the Bible is their history; that they are the tribe of Ephraim and the Cubans are the tribe of Manessah . Hosea 8:12 7 have written to him the great things of my law, but they were counted as a strange thing.”</text:p>
      <text:p text:style-name="P13"><text:soft-page-break/>Does the Bible prophecy about the rich and pleasant island that Ephraim would get when they migrated to the “New World”? Yes!</text:p>
      <text:p text:style-name="P13">Hosea 12:8 “And Ephraim said, yet I am become rich I have found me out substance…” Ephraim said 7 am become rich” because of all the riches that was on the island, that’s why the Spaniards named the island rich port (Puerto Rico). Substance meaning wealth.</text:p>
      <text:p text:style-name="P13">Hosea 9:13, “Ephraim as I saw Tyrus is planted in a pleasant place…”</text:p>
      <text:p text:style-name="P13">Tyrus was a rich seaport city in ancient times. So the Most high said he saw Ephraim planted in a pleasant place. The pleasant (beautiful) place that the so-called Puerto Ricans (Ephraim) are living in is Boriquen or Puerto Rico which was full of gold, silver and precious stones.</text:p>
      <text:p text:style-name="P13">Does the Bible prophecy about the coming of the Spaniards to the island of Boriquen and what occurred when they got there. Yes!</text:p>
      <text:p text:style-name="P13">Hosea 13:15-16, “Though he be fruitful among his brethren…” Ephraim (Puerto Ricans) was fruitful among his brethren in having many children which was and is a blessing from the Most High.</text:p>
      <text:p text:style-name="P13">Verse 15 continues, “…an east wind shall come, the wind of the Lord shall come up from the wilderness…” The east wind that came was the Conquistadors (so-called white-man) coming from the east (Spain). They were the east wind of the Lord because he caused them to come against the so-called Puerto Ricans. Why? Read</text:p>
      <text:p text:style-name="P13">Deuteronomy 28:47-50</text:p>
      <text:p text:style-name="P13">Verse 15 continues, “his spring shall become dry, and his fountain shall be dried up: he shall spoil the treasure of pleasant vessels.”</text:p>
      <text:p text:style-name="P13">This is talking about when the Spaniards reached Puerto Rico and Cuba and started looting all the gold, silver, diamonds and rubies that the Boriqua Indians had in the form of jewelry, plates and cups.</text:p>
      <text:p text:style-name="P13">Verse 16, “Samaria shall become desolate: for she hath rebelled against her God:”</text:p>
      <text:p text:style-name="P13">Samaria is making reference to the tribe of Ephraim (so-called Puerto Ricans). The city of Samaria belonged to Ephraim. Ephraim became desolate when they were destroyed by the Spaniards because they went away from the laws of the Heavenly Father.</text:p>
      <text:p text:style-name="P13">Verse 16 continues, “. . . They shall fall by the sword: their infants shall be dashed in pieces and their women with child shall be ripped up. ”</text:p>
      <text:p text:style-name="P13">These things happened to the so-called Puerto Ricans and Cubans when the Spaniards invaded them. The white man would grab the babies of the Boriqua and Cuban Indians by the legs and dash them against trees and rocks, then let the dogs eat the babies. The pregnant women were ripped open with the swords and had their children ripped <text:soft-page-break/>out of their stomach and thrown to the ground. They would then stomp the babies’ skull, crushing it and leaving it lifeless where it lay. Who did this? The white man who called himself Spanish.</text:p>
      <text:p text:style-name="P13">The following is pictorial proof of what was read in Hosea 13:16. It is found in a book titled “American Holocaust” pages 148-149</text:p>
      <text:p text:style-name="P13">‘‘[The Spaniards] took babies from their mothers’ breasts, grabbing them by the feet and smashing their heads against rocks…”</text:p>
      <text:p text:style-name="P13">Hosea 4:6. “My people are destroyed for lack of knowledge…”</text:p>
      <text:p text:style-name="P18"><text:span text:style-name="T1">The Puerto Ricans and all the rest of the Tribes of Israel are destroyed because they don’t know their true history, culture, language, laws, their God and Savior which is all found in the Holy Bible</text:span></text:p>
      <text:p text:style-name="P13">References</text:p>
      <text:list xml:id="list122810380750301" text:continue-numbering="true" text:style-name="WWNum1">
        <text:list-item>
          <text:p text:style-name="P15">“Everything You Need To Know About Latino History”, by Himilce Novas pg.146</text:p>
        </text:list-item>
        <text:list-item>
          <text:p text:style-name="P15">“Everything You Need To Know About Latino History” by Himilce Novas pg.145</text:p>
        </text:list-item>
        <text:list-item>
          <text:p text:style-name="P15">Latin Dictionary</text:p>
        </text:list-item>
        <text:list-item>
          <text:p text:style-name="P15">Compact Bible Dictionary</text:p>
        </text:list-item>
        <text:list-item>
          <text:p text:style-name="P15">‘ American Holocaust”, by David E. Stannard pg.49</text:p>
        </text:list-item>
        <text:list-item>
          <text:p text:style-name="P15">“Everything you need to know About Latino History”, by Himilce Novas pg.149 7 “500 Nations”, by Alvin M. Joseph Jr. pg.135</text:p>
        </text:list-item>
        <text:list-item>
          <text:p text:style-name="P15">“Everything You Need To Know About Latino History” by Himilce Novas pg.143</text:p>
        </text:list-item>
        <text:list-item>
          <text:p text:style-name="P15">Compact Bible Dictionary</text:p>
        </text:list-item>
        <text:list-item>
          <text:p text:style-name="P15">“The Borgias” by Marion Johnson pg.172 &amp;173</text:p>
        </text:list-item>
        <text:list-item>
          <text:p text:style-name="P15">“Hidden Pyramid found in Jayuya Puerto Rico1</text:p>
        </text:list-item>
      </text:list>
      <text:p text:style-name="P13">SHALOM</text:p>
      <text:p text:style-name="P13"/>
      <text:p text:style-name="P13"/>
      <text:p text:style-name="P13"/>
      <text:p text:style-name="P13"/>
      <text:p text:style-name="P13"/>
      <text:p text:style-name="P13"/>
      <text:p text:style-name="P13"/>
      <text:p text:style-name="P13"/>
      <text:p text:style-name="P13"/>
      <text:p text:style-name="P6"><text:bookmark text:name="_aq3kaxuudb9s"/><text:soft-page-break/><text:s text:c="13"/>The Tribe Of Judah <text:s text:c="2"/></text:p>
      <text:p text:style-name="P13"/>
      <text:p text:style-name="P13">The tribe of Judah (American Blacks) along with Benjamin and Levi were sold into captivity by the Africans and the Arabs to the white-man. The white man then transported them in chains on slave ships to America to serve hard bondage as slaves.</text:p>
      <text:p text:style-name="P18"><text:span text:style-name="T1">Judah was the fourth born son of Jacob, his name means “Yahawah’s Praise”, Genesis 29:35. “</text:span><text:span text:style-name="T2">And she conceived again, and bare a son: and she said</text:span><text:span text:style-name="T4">:</text:span><text:span text:style-name="T2"> Now will I praise the Lord: therefore she called his name Judah; and left bearing.”</text:span><text:span text:style-name="T1"> They came to America in cargo slave ships between the late 1500’s – early 1800’s.</text:span></text:p>
      <text:p text:style-name="P17">Psalms 78:2-4, “I will open my mouth in a parable; I will utter dark sayings of old: which we have heard and known, and our fathers have told us. We will not hide them from their children shewing to the generation to come the praises of the Lord…”</text:p>
      <text:p text:style-name="P18"><text:span text:style-name="T1">“I will open my mouth in a parable; I will utter dark sayings of old”, is prophetic of Christ!” In Mathew 13:10, </text:span><text:span text:style-name="T2">“And the disciples came and said unto him, Why speakest thou unto them in parables?”</text:span><text:span text:style-name="T1"> Christ explains that unto the masses of Israel the proper understanding of the scriptures was not given, but rather for them: the disciples, whose job it was to teach Israel. Guiding them back to the Heavenly Father through Christ. Matthew 10:5-7</text:span></text:p>
      <text:p text:style-name="P13">“We will not hide them from their children shewing to the generation to come the praises of the Lord.” It is the disciple’s job to teach the true understanding of the Bible in the name of Christ and not hide the mysteries of the Lord but instead make it clear to all.</text:p>
      <text:p text:style-name="P13">Genesis 49:1, “And Jacob called unto his sons, and said, gather yourselves together, that I may tell you that which shall befall you in THE LAST DAYS.” Read Heb. 1:2.</text:p>
      <text:p text:style-name="P13">Genesis 49:8. “Judah, thou art he whom thy brethren shall praise: thy hand shall be in the neck of thine enemies; thy fathers’ children shall bow down before thee.”</text:p>
      <text:p text:style-name="P13">“Judah, thou art he whom thy brethren shall praise”, all the tribes of Israel shall praise the tribe of Judah for bringing them the truth, and for the risks they took to help Israel under oppression.</text:p>
      <text:p text:style-name="P13">Thy hand shall be in the neck of thine enemies”, for many decades the American blacks have risked their lives fighting with America’s political system for justice, equality, housing, desegregation, jobs and education. They’ve marched for miles, held vigil’s, boycotted, fought against law enforcement resulting in thousands of them being burned, lynched, hosed, attacked by dogs, clubbed, whipped, raped sodomized, firebombed. More importantly Judah has fought to bring out the truth about the Israelites. By Judah’s hand being in the neck of his enemies (America) he has choked the American political system for all kinds of benefits. As the American blacks begin to wake up and return to the Lord (as Judah), they are choking the lies of Americas’ educational and religious institutions; by teaching the truth of the Bible, proving Christ, is black and only died for <text:soft-page-break/>the nation of Israel, and that the so called Negro and Indian scattered throughout the Americas are Israelites.</text:p>
      <text:p text:style-name="P13">“The neck of thine enemies”, is also giving you the geographical location of the tribe of Judah – North America.</text:p>
      <text:p text:style-name="P13">Zechariah 2:6-7, “Ho, ho, come forth and flee from the land of the NORTH (North America).. ..Deliver thyself. O Zion that dwellest with the daughter of Babylon (America)…”</text:p>
      <text:p text:style-name="P13">Jeremiah 16:14-15</text:p>
      <text:p text:style-name="P13">Psalms 137:7-8, “Remember O Lord the children of EDOM… O daughter of Babylon…”</text:p>
      <text:p text:style-name="P13">These prophetic scriptures tell us the people of EDOM (so called white people) are the daughter of Babylon (in North America), and Judah, would dwell there in captivity.</text:p>
      <text:p text:style-name="P13">Genesis 49:8B, “….thy father’s children shall bow down before thee.” In the end, all the tribes of Israel shall praise and bow down before Judah, because they will acknowledge that Judah is the head tribe and have fought to teach the truth to Israel and this is mainly due to Christ..</text:p>
      <text:p text:style-name="P13">Zechariah 12:7, “The Lord also shall save the tents of Judah first that the glory of the house of David and the glory of the inhabitants of Jerusalem do not magnify themselves against Judah.”</text:p>
      <text:p text:style-name="P13">Although the American blacks, have fought for many causes and brought about much change to the benefit of all the other tribes of Israel (better schooling, better jobs, better housing and many other benefits), all the tribes of Israel mock and look down on the American black. The West Indian blacks, Haitians, (the House of David), Puerto Ricans, and the Mexicans (inhabitants of Jerusalem) belittle and insult the American blacks, calling them lazy, thieves, no good bums, stupid etc. Therefore, the Lord promised that he will save Judah first, by giving him the understanding of the scriptures to teach and gather the other tribes of Israel under Christ; thereby all Israel will acknowledge Judah as the head tribe.</text:p>
      <text:p text:style-name="P13">Genesis 49:9, “Judah is a lion’s whelp: from the prey my son, thou art gone up: he stooped down, he couched as a lion, and as an old lion; who shall rouse him up?</text:p>
      <text:p text:style-name="P13">“Judah is a lions whelp”, meaning the tribe of Judah is like a young lion powerful and fearless: from the prey, my son, thou art gone up”, Just like a young lion cub is hunting his “prey” and then gives up the hunt and becomes distracted. The “prey” is the enemies; the white man and all the other nations. But Judah, has left going after the prey, leaving the truth of the Bible, and became distracted/tricked by the philosophies of his enemies; religion. Christianity – Muslim etc., crime, selling drugs, killing each other, integration – thereby he has ceased from the hunt of his enemies.</text:p>
      <text:p text:style-name="P13">“He stooped down”, meaning just as a lion stoops down with intentions to attack and devour his prey. Likewise in the 40’s, 50’s, and 60’s the American blacks stooped down <text:soft-page-break/>– formed various organizations to consider devouring the so called white man, for the injustice and oppression they have suffered.</text:p>
      <text:p text:style-name="P13">“He couched as a lion” meaning just as a lion couches about to attack, to devour his prey, so did the American blacks. In the late 50’s and 60’s they formed militant groups; no longer passive marches of protests but now carrying weapons in direct defiance of local law officials, it was time for kill or be killed, eye for an eye, tooth for a tooth. It was time for revolution, and during this era it appeared as if the American blacks would devour their enemies.</text:p>
      <text:p text:style-name="P13">“And as an old lion”, Judah, this young powerful lion was distracted from his purpose by infiltration and drugs in the black community, as an old lion gets tired and gives up the hunt, so did the various black militant groups. Infiltration and drug addiction caused Judah to lay down arms, and become complacent in society. This was a diabolical plot by the Illuminati, the CIA and the FBI.</text:p>
      <text:p text:style-name="P13">“Who shall rouse him up”, only the Most High, can rouse the spirit of the American blacks to the truth, and take his position as the tribe of Judah of the nation of Israel. In Zechariah 12:7, the Most High promised to rouse Judah up by saving his tents first by the proper understanding of the Bible!!!</text:p>
      <text:p text:style-name="P18"><text:span text:style-name="T1">Revelation 11:11, “And after three days and an half the Spirit of life from God entered into them, and they stood upon their feet; and great fear fell upon them which saw them.” Also read Ezekiel 37:1-10</text:span></text:p>
      <text:p text:style-name="P13">Three days and an half is symbolic for 350 years when the bulk of the slaves were brought into the hands of America in 1620 (Read Daniel 7:25). 350 years after 1620 brings us to around 1970; it was about 1970 when the truth really began to be pushed and taught concerning who the American blacks were – the real Jews. “The Spirit of life from God entered into them/’ meaning the proper understanding of the Bible began to be taught in the name of CHRIST</text:p>
      <text:p text:style-name="P13">John 6:63 “…the words that I speak unto you: they are spirit, and they are life. ” Therefore, the true knowledge would come thru faith in Jesus Christ, that is the Spirit of life from God</text:p>
      <text:p text:style-name="P11"><text:bookmark text:name="_j2aschhbm2rg"/>Genesis 49:</text:p>
      <text:p text:style-name="P18"><text:span text:style-name="T2">v10-</text:span><text:span text:style-name="T1"> The Sceptre Shall Not Depart from Judah, nor a Lawgiver from between his feet, until Shiloh come; and unto him shall the gathering of the people be.</text:span></text:p>
      <text:p text:style-name="P18"><text:span text:style-name="T1">“</text:span><text:span text:style-name="T2">The sceptre shall not depart from Judah…</text:span><text:span text:style-name="T1">”, means the rulership shall not depart from the tribe of Judah; the King of Kings will come from Judah.</text:span></text:p>
      <text:p text:style-name="P18"><text:span text:style-name="T1">“</text:span><text:span text:style-name="T2">Nor a Lawgiver from between his feet…</text:span><text:span text:style-name="T1">”, means the </text:span><text:span text:style-name="T2">High Priest shall come from the</text:span><text:span text:style-name="T1"> </text:span><text:span text:style-name="T3">SEED</text:span><text:span text:style-name="T1"> </text:span><text:span text:style-name="T2">of Judah</text:span><text:span text:style-name="T1">. What is between a man’s feet; His penis. This proves Christ was born through sex and </text:span><text:span text:style-name="T3">NOT</text:span><text:span text:style-name="T1"> “</text:span><text:span text:style-name="T2">Immaculate Conception</text:span><text:span text:style-name="T1">”.</text:span></text:p>
      <text:p text:style-name="P18"><text:span text:style-name="T1">“</text:span><text:span text:style-name="T2">Until Shiloh come</text:span><text:span text:style-name="T1">”, Shiloh means </text:span><text:span text:style-name="T2">peaceable</text:span><text:span text:style-name="T1"> which is Jesus Christ.</text:span></text:p>
      <text:p text:style-name="P13"><text:soft-page-break/>Read Hebrews chapter 7, it explains how Jesus Christ is after the order of Melchesidec. King of peace as well as our High priest. “Until Shiloh come” properly translated says “when Shiloh comes”. Prior to the coming of Christ it was the tribe of Levi that held the sceptre (rulership) ever since the days of the Maccabees.</text:p>
      <text:p text:style-name="P13">During the ministry of Christ, the high priest was Caiaphas – a Levite, read John 18:13. The historian Flavius Josephus records how Levi governed Israel under Roman rule. However when Christ came the Sceptre was handed to the tribe of Judah.</text:p>
      <text:p text:style-name="P18"><text:span text:style-name="T1">“</text:span><text:span text:style-name="T2">…and unto him shall the gathering of the people be</text:span><text:span text:style-name="T1">” Means unto Christ shall the gathering of Israel be.</text:span></text:p>
      <text:p text:style-name="P13">Zechariah 12:7, “The Lord shall save the tents of Judah first…”, therefore Judah would be the first teachers of the Lord leading Israel unto Christ.</text:p>
      <text:p text:style-name="P13">This also proves the Twelve Tribes of Israel cannot be gathered except through Jesus Christ.</text:p>
      <text:p text:style-name="P11"><text:bookmark text:name="_9pjkfoxp145v"/>Isaiah 53:</text:p>
      <text:p text:style-name="P18"><text:span text:style-name="T2">V10-</text:span><text:span text:style-name="T1"> Yet It Pleased The Lord To Bruise Him; he hath put him to grief; when thou shalt make his soul an offering for sin, he shall see his seed, he shall prolong his days, and pleasure of the Lord shall prosper in his hand.</text:span></text:p>
      <text:p text:style-name="P18"><text:span text:style-name="T2">V11-</text:span><text:span text:style-name="T1"> He shall see the travail of his and shall be satisfied: by his knowledge shall my righteous servant justify many; for he shall bear their iniquities.</text:span></text:p>
      <text:p text:style-name="P13">Acts 10:</text:p>
      <text:p text:style-name="P18"><text:span text:style-name="T2">v36</text:span><text:span text:style-name="T1">– “The word which God sent unto the children of Israel, preaching peace by Jesus Christ…”</text:span></text:p>
      <text:p text:style-name="P13">The leaders of the Jews said this concerning Christ:</text:p>
      <text:p text:style-name="P11"><text:bookmark text:name="_6mdjq4yj1p6k"/>John 11:</text:p>
      <text:p text:style-name="P18"><text:span text:style-name="T2">v48-</text:span><text:span text:style-name="T1"> If we let him thus alone, all men (Israelites) will believe on him: and the Romans shall come and take away both our place and nation.”</text:span></text:p>
      <text:p text:style-name="P18"><text:span text:style-name="T1">This verse was prophetic of </text:span><text:span text:style-name="T2">Genesis 49:10</text:span><text:span text:style-name="T1">. When Christ came and died for the sins of Israel then was resurrected. In the year 70 A.D., the Romans laid siege against Israel. Taking away afterwards both the place of Judah, as the religious leaders and their nation, leading them into captivity.</text:span></text:p>
      <text:p text:style-name="P18"><text:span text:style-name="T2">“And unto him shall the gathering of the people be</text:span><text:span text:style-name="T1">“, the him is Jesus Christ, of the tribe of Judah.</text:span></text:p>
      <text:p text:style-name="P11"><text:bookmark text:name="_ap0mjipu2efq"/>Hebrews 7:</text:p>
      <text:p text:style-name="P18"><text:span text:style-name="T2">v14-</text:span><text:span text:style-name="T1"> For it is evident that our Lord (Christ) sprang out of Juda; of which tribe Moses spake nothing concerning priesthood</text:span></text:p>
      <text:p text:style-name="P11"><text:bookmark text:name="_r8gerbz3ppf"/><text:soft-page-break/>Genesis 49:</text:p>
      <text:p text:style-name="P18"><text:span text:style-name="T2">v11</text:span><text:span text:style-name="T1"> Binding his foal unto the vine, and his ass’s colt unto the choice </text:span><text:span text:style-name="T2">vine</text:span><text:span text:style-name="T1">; he washed his garments in wine, and his clothes in the blood of grapes:</text:span></text:p>
      <text:p text:style-name="P18"><text:span text:style-name="T1">The “</text:span><text:span text:style-name="T2">vine</text:span><text:span text:style-name="T1">” is referring to the grape vine.</text:span></text:p>
      <text:p text:style-name="P11"><text:bookmark text:name="_5hvvq8o0dxcn"/>Matthew 21:</text:p>
      <text:p text:style-name="P18"><text:span text:style-name="T2">v2-</text:span><text:span text:style-name="T1"> Saying unto them, go into the village over against you, and straightway ye shall find an ass tied, and a colt with her: loose them, and bring them unto me.</text:span></text:p>
      <text:p text:style-name="P11"><text:bookmark text:name="_apfe4jxk9lsb"/>Zechariah 9:</text:p>
      <text:p text:style-name="P18"><text:span text:style-name="T2">v9-</text:span><text:span text:style-name="T1"> Rejoice greatly O daughter of Zion: shout, O daughter of Jerusalem: behold, thy King cometh unto thee: he is just, and having salvation; lowly and riding upon an ass, and upon a colt the foal of an ass.</text:span></text:p>
      <text:p text:style-name="P18"><text:span text:style-name="T1">“</text:span><text:span text:style-name="T2">he washed his garments in wine, and his clothes in the blood of grapes</text:span><text:span text:style-name="T1">”, is referring to Christ destroying the Edomite nations.</text:span></text:p>
      <text:p text:style-name="P11"><text:bookmark text:name="_4m3a55n5t3ot"/>Isaiah 63:</text:p>
      <text:p text:style-name="P18"><text:span text:style-name="T2">V1-</text:span><text:span text:style-name="T1"> Who is this that cometh from Edom, with dyed garments from Bozrah? This that is glorious in his apparel, travelling in the greatness of his strength? I that speak in righteousness, mighty to save.</text:span></text:p>
      <text:p text:style-name="P18"><text:span text:style-name="T2">V2-</text:span><text:span text:style-name="T1"> Wherefore art thou red in thine apparel, and thy garments like him that treadeth in the winefat?</text:span></text:p>
      <text:p text:style-name="P18"><text:span text:style-name="T2">V3-</text:span><text:span text:style-name="T1"> I have trodden the winepress alone: and of the people there was none with me: for I will tread them in mine anger, and trample them in my fury; and their blood shall be sprinkled upon my garments, and I will stain all my raiment.</text:span></text:p>
      <text:p text:style-name="P17">Genesis 49:</text:p>
      <text:p text:style-name="P17">v12- His eyes shall be red with wine, and his teeth white with milk.</text:p>
      <text:p text:style-name="P18"><text:span text:style-name="T1">“</text:span><text:span text:style-name="T2">His eyes shall be red with wine</text:span><text:span text:style-name="T1">”, means that the Messiah (Christ) would drink so much wine that the iris of his eyes would appear red (meaning the whites of his eyes were red).</text:span></text:p>
      <text:p text:style-name="P17">Mathews 11:</text:p>
      <text:p text:style-name="P18"><text:span text:style-name="T2">v19- </text:span><text:span text:style-name="T1">“The son of man came eating </text:span><text:span text:style-name="T2">(meat)</text:span><text:span text:style-name="T1"> and drinking </text:span><text:span text:style-name="T2">(wine)</text:span><text:span text:style-name="T1"> and they say behold a man gluttonous, and a wine bibber.</text:span></text:p>
      <text:p text:style-name="P11"><text:bookmark text:name="_6cttta8ib6f"/>Daniel 10:</text:p>
      <text:p text:style-name="P18"><text:span text:style-name="T2">V5-</text:span><text:span text:style-name="T1"> Then I lifted up mine eyes, and looked, and behold a certain man clothed in linen, whose loins were girded with fine gold of Uphaz:</text:span></text:p>
      <text:p text:style-name="P18"><text:soft-page-break/><text:span text:style-name="T2">V6-</text:span><text:span text:style-name="T1"> His body also was like the beryl </text:span><text:span text:style-name="T2">(wore a green garment)</text:span><text:span text:style-name="T1"> and his face as the appearance of lightning, and his eyes as lamps of fire </text:span><text:span text:style-name="T2">(red with wine)</text:span><text:span text:style-name="T1">, and his arms and his feet like in colour to polished brass, and the voice of his words like the voice of a multitude.”</text:span></text:p>
      <text:p text:style-name="P11"><text:bookmark text:name="_ilhe7ijqamc4"/>Revelation 1:</text:p>
      <text:p text:style-name="P18"><text:span text:style-name="T2">V13-</text:span><text:span text:style-name="T1"> And in the midst of the seven candlesticks one like unto the son of man, clothed with a garment down to the foot, and girt about the paps with a golden girdle.</text:span></text:p>
      <text:p text:style-name="P18"><text:span text:style-name="T2">V14-</text:span><text:span text:style-name="T1"> His head and his hairs were white like woof as white as snow and his eyes were as a flame of fire </text:span><text:span text:style-name="T2">(red with wine)</text:span></text:p>
      <text:p text:style-name="P18"><text:span text:style-name="T2">V15-</text:span><text:span text:style-name="T1"> And his feet like unto fine brass as if they burned in a furnace: and his voice as the sound of many waters.</text:span></text:p>
      <text:p text:style-name="P18"><text:span text:style-name="T1">“</text:span><text:span text:style-name="T2">and his teeth white with milk.</text:span><text:span text:style-name="T1">” This is another trait Christ and the tribe of Judah, would have; pearly white teeth. During the days of slavery and segregation, the so-called white man made mockery of the American Blacks dark skin against their bright white teeth, (</text:span><text:span text:style-name="T2">example, the sambo and mammy pictures</text:span><text:span text:style-name="T1">)</text:span></text:p>
      <text:p text:style-name="P11"><text:bookmark text:name="_hosa2b18o5t3"/>Deuteronomy 33:</text:p>
      <text:p text:style-name="P18"><text:span text:style-name="T2">v7-</text:span><text:span text:style-name="T1"> And This Is the Blessing Of Judah: and he said, Hear Lord the voice of Judah: and bring him unto his people: let his hands be sufficient for him; and be thou an help to him from his enemies.</text:span></text:p>
      <text:p text:style-name="P18"><text:span text:style-name="T1">“</text:span><text:span text:style-name="T2">Hear Lord the voice of Judah</text:span><text:span text:style-name="T1">“, although the Lord has aided his people in their moments of need, this is truly prophesying the time to come when the American blacks, will repent of their disobedience and return unto the Lord, as the tribe of Judah of the nation of Israel and teach who the 12 tribes of Israel are and lead them to Christ.</text:span></text:p>
      <text:p text:style-name="P13">Let’s prove that:</text:p>
      <text:p text:style-name="P11"><text:bookmark text:name="_xizx8iu4oqta"/>II Chronicles 6:</text:p>
      <text:p text:style-name="P18"><text:span text:style-name="T2">v36-</text:span><text:span text:style-name="T1"> If they sin against thee, (for there is no man which sinneth not) and thou be angry with them, and deliver them over before their enemies, and they carry them away captives unto a land far off or near:</text:span></text:p>
      <text:p text:style-name="P18"><text:span text:style-name="T2">v37-</text:span><text:span text:style-name="T1"> yet if they bethink themselves </text:span><text:span text:style-name="T2">(remember they are the Israelite’s)</text:span><text:span text:style-name="T1"> in the land whither they are carried captive </text:span><text:span text:style-name="T2">(America)</text:span><text:span text:style-name="T1">, and turn and pray unto thee in the land of their captivity, saying we have sinned, we have done amiss, and have dealt wickedly;</text:span></text:p>
      <text:p text:style-name="P18"><text:span text:style-name="T2">v38-</text:span><text:span text:style-name="T1"> If they return to thee with all their heart and with all their soul </text:span><text:span text:style-name="T2">(keep commandments)</text:span><text:span text:style-name="T1"> in the land of their captivity. whither they have carried them captives, and pray toward their land </text:span><text:span text:style-name="T2">(Israel)</text:span><text:span text:style-name="T1"> which thou gavest unto their fathers, and toward the city which thou hast chosen </text:span><text:span text:style-name="T2">(Jerusalem)</text:span><text:span text:style-name="T1">, and toward the house which I have built for thy name:</text:span></text:p>
      <text:p text:style-name="P18"><text:soft-page-break/><text:span text:style-name="T2">v39-</text:span><text:span text:style-name="T1"> Then hear thou from the heavens, even from thy dwelling place, their prayer and their supplications, and maintain their cause </text:span><text:span text:style-name="T2">(deliver them from evil and destroy their enemies)</text:span><text:span text:style-name="T1"> and forgive thy people which have sinned against thee.</text:span></text:p>
      <text:p text:style-name="P18"><text:span text:style-name="T1">“</text:span><text:span text:style-name="T2">And bring him unto his people</text:span><text:span text:style-name="T1">“, meaning bring Judah, with the perfect knowledge of the Bible, in Christ, unto his people the tribes of Israel. Therefore Judah, will be the main force in Christ, to teach the children of Israel.</text:span></text:p>
      <text:p text:style-name="P18"><text:span text:style-name="T1">“</text:span><text:span text:style-name="T2">Let his hands be sufficient for him</text:span><text:span text:style-name="T1">”, meaning Judah, would have to fight and work hard for everything he acquires. The American blacks, have literally built up America, aiding in many inventions claimed by the so-called white man.</text:span></text:p>
      <text:p text:style-name="P18"><text:span text:style-name="T1">“</text:span><text:span text:style-name="T2">Be thou an help to him against his enemies</text:span><text:span text:style-name="T1">“, if it were not for the help of the Heavenly Father, Judah (the American blacks) would have been totally destroyed by now: from the turmoil of the middle passage, the hard bondage in America, the Civil War, the lynching and fire bombings by the KKK, the infamous Tuskegee Experiment (when Judah was infected with Syphilis) bad food, medicine, and mass drug trafficking throughout their communities etc.”</text:span></text:p>
      <text:p text:style-name="P13">All nations that suffered under the hands of the so called white reaped reparations. Even 11 of the tribes of Israel, have a type of homeland allocated to them, except for Judah.</text:p>
      <text:p text:style-name="P13">The American blacks have yet to receive the 40 acres and 2 mules America promised them.</text:p>
      <text:p text:style-name="P11"><text:bookmark text:name="_z1qdzkj3mxos"/>Jeremiah 22:</text:p>
      <text:p text:style-name="P18"><text:span text:style-name="T2">v13-</text:span><text:span text:style-name="T1"> Woe unto him that buildeth his house </text:span><text:span text:style-name="T2">(America)</text:span><text:span text:style-name="T1"> by unrighteousness and his chambers by wrong </text:span><text:span text:style-name="T2">(slavery)</text:span><text:span text:style-name="T1">; that useth his neighbors service without wages, and giveth him not for his work.</text:span></text:p>
      <text:p text:style-name="P13">This is what the sin that an Israelite named Shallum, was guilty of and the Lord passed severe judgement on him, so how much more will America be judged.</text:p>
      <text:p text:style-name="P11"><text:bookmark text:name="_3gcbfts1akfv"/>Jeremiah 11:</text:p>
      <text:p text:style-name="P18"><text:span text:style-name="T2">v13-</text:span><text:span text:style-name="T1"> For according to the number of thy cities were thy Gods, O Judah; and according to the number of the streets of Jerusalem have ye set up altars to that shameful thing, even altars to burn incense unto Baal.</text:span></text:p>
      <text:p text:style-name="P13">This explains that wherever Judah (the American blacks) are, they have false churches set up on every other street worshiping that shameful white image of Jesus Christ (which is really Cesare Borgia) screaming hallelujah.</text:p>
      <text:p text:style-name="P13">Bibliography</text:p>
      <text:p text:style-name="P13">“Malcolm X- The End of White World Supremacy”</text:p>
      <text:p text:style-name="P13">By IMAM Benjamin Karim</text:p>
      <text:p text:style-name="P13"><text:soft-page-break/>Page 72 – “The honorable Elijah Muhammed teaches us that these same so-called American Negroes are God’s long lost people, who are symbolically described in the Bible as the lost sheep of the Lost tribes of Israe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text:s text:c="4"/>The Tribe Of Naphtali In The Bible</text:p>
      <text:p text:style-name="P21"><draw:frame draw:style-name="fr1" draw:name="image1.jpg" text:anchor-type="as-char" svg:width="0.0161in" svg:height="0.0161in" draw:z-index="0"><draw:image xlink:href="Pictures/1000000000000400000002409A3CB3BCB081A9C6.jpg" xlink:type="simple" xlink:show="embed" xlink:actuate="onLoad" draw:mime-type="image/jpeg"/></draw:frame></text:p>
      <text:p text:style-name="P18"><text:span text:style-name="T1">Napthtali, was the sixth born of Jacob. His name means </text:span><text:span text:style-name="T2">“my wrestling”</text:span><text:span text:style-name="T1">. Read Genesis 30:8. The tribe of Napthtali was included in the </text:span><text:a xlink:type="simple" xlink:href="http://web.archive.org/web/19990504183237/http:/www.12tribes.com/migration.htm#Migration" text:style-name="ListLabel_20_1" text:visited-style-name="ListLabel_20_1"><text:span text:style-name="T7">migration</text:span></text:a><text:span text:style-name="T1"> of the </text:span><text:span text:style-name="T2">“Ten Tribes of Israel”</text:span><text:span text:style-name="T1">, to the Americas around 536 B.C.</text:span></text:p>
      <text:p text:style-name="P13">Genesis 49: 1 “And Jacob called unto his sons, and said, Gather yourselves together, that I may tell you that which shall befall you in the last days.” The last days occur from the days of Christ till today. Read Hebrews 1:2.</text:p>
      <text:p text:style-name="P18"><text:span text:style-name="T1">Genesis 49:21, “</text:span><text:span text:style-name="T2">Napthtali is a hind let loose: he giveth goodly words.”</text:span></text:p>
      <text:p text:style-name="P18"><text:span text:style-name="T2">“Napthtali is hind let loose…” </text:span><text:span text:style-name="T1">meaning as a hind (young deer) is let loose and wandereth with excitement to various areas. Likewise the tribe of Napthtali would be nomadic, travelling to various areas in Argentina and Chile. They were known as </text:span><text:span text:style-name="T2">gouchos</text:span><text:span text:style-name="T1">; who were famous buckers and herdsman.</text:span></text:p>
      <text:p text:style-name="P18"><text:span text:style-name="T1">Verse 21 continues, “</text:span><text:span text:style-name="T2">…he giveth goodly words.”</text:span><text:span text:style-name="T1"> meaning they were very social and pleasant people who always gave good greetings. The capital of Argentina is </text:span><text:span text:style-name="T2">“Buenos Aires”</text:span><text:span text:style-name="T1"> which means good air, this reflects the prophecy of Napthtali being good/pleasant people.</text:span></text:p>
      <text:p text:style-name="P18"><text:span text:style-name="T1">Deuteronomy 33:23, </text:span><text:span text:style-name="T2">And of Napthtali he said, O Napthtali, satisfied with favour, and full with the blessing of the Lord, possess thou the west and the south.”</text:span></text:p>
      <text:p text:style-name="P18"><text:span text:style-name="T1">Napthtali was satisfied with favor refers to the fruitfulness of their land, such as grapes for wine and coffee beans. </text:span><text:span text:style-name="T2">“Full with the blessing of the Lord…”,</text:span><text:span text:style-name="T1"> meaning the Most High blessed them with rich land (great for agriculture) and a huge cattle industry, which is one of the largest in the world.</text:span></text:p>
      <text:p text:style-name="P18"><text:span text:style-name="T1">Verse 23 continues, </text:span><text:span text:style-name="T2">“…Possess thou the west and the south.”</text:span></text:p>
      <text:p text:style-name="P18"><text:span text:style-name="T1">Now remember, Moses was dwelling in Israel when this prophecy was spoken. The land that Napthtali inherited, was located in the northern part of Israel; so where was Moses talking about? The Heavenly Father revealed to Moses, the prophecy of what lands the tribe of Naphtali would occupy (when they migrated to the Western Hemisphere) alongside their brethren. </text:span><text:span text:style-name="T2">“Possess thou the west and the south”</text:span><text:span text:style-name="T1"> when you look at a map, the most southern lands in the Western Hemisphere that occupy this location are Argentina and Chile.</text:span></text:p>
      <text:p text:style-name="P13">SHALOM </text:p>
      <text:p text:style-name="P13"/>
      <text:p text:style-name="P13"/>
      <text:p text:style-name="P13"/>
      <text:p text:style-name="P7"><text:s text:c="5"/>The Tribe Of Gad In The Bible</text:p>
      <text:p text:style-name="P21"/>
      <text:p text:style-name="P18"><text:span text:style-name="T1">GAD, was the seventh born son of Jacob. His name means “troop”. The word Indian comes from the Latin word “Indio”, meaning slave. They </text:span><text:a xlink:type="simple" xlink:href="http://web.archive.org/web/19990504164257/http:/www.12tribes.com/migration.htm#Migration" text:style-name="ListLabel_20_1" text:visited-style-name="ListLabel_20_1"><text:span text:style-name="T7">migrated</text:span></text:a><text:span text:style-name="T1"> to the Americas, around 536 B.C. during the Persian captivity.</text:span></text:p>
      <text:p text:style-name="P13">Genesis 49: 1 “And Jacob called unto his sons, and said, Gather yourselves together, that I may tell you that which shall befall you in the last days.” The last days occur from the days of Christ till today.</text:p>
      <text:p text:style-name="P18"><text:span text:style-name="T1">Genesis 49:19</text:span><text:span text:style-name="T2">, “Gad, a troop shall overcome him:…”,</text:span><text:span text:style-name="T1"> the “troop” that overcame the tribe of Gad, was the United States Cavalry. This war began with the landing on Plymouth Rock in 1620, and ended at the Battle of Wounded Knee in 1890. Within these 200 years the so-called white man has murdered well over 77 million Indians. They murdered countless men, women and children to occupy stolen lands and establish Church and State. </text:span><text:span text:style-name="T2">“But he shall overcome at the last.”, </text:span><text:span text:style-name="T1">the tribe of Gad, shall overcome America, and all the nations with the second coming of the Nation Of Israel’s Messiah; Jesus Christ .</text:span></text:p>
      <text:p text:style-name="P18"><text:span text:style-name="T1">Revelation 2:26</text:span><text:span text:style-name="T2">, “And he, </text:span><text:span text:style-name="T1">(of the Israelites)</text:span><text:span text:style-name="T2">, that overcometh, and keepeth my works </text:span><text:span text:style-name="T1">(Commandments)</text:span><text:span text:style-name="T2"> unto the end </text:span><text:span text:style-name="T1">(2nd coming of Christ) </text:span><text:span text:style-name="T2">to him will I give power over the nations.”</text:span></text:p>
      <text:p text:style-name="P18"><text:span text:style-name="T1">Revelation 2:27</text:span><text:span text:style-name="T2">, “And he shall rule them with a rod of iron; as the vessels of a potter shall they be broken to shivers: even as I received of my Father.”</text:span></text:p>
      <text:p text:style-name="P18"><text:span text:style-name="T1">Deuteronomy 33:1</text:span><text:span text:style-name="T2">, “And this is the blessing wherewith Moses the man of God blessing the children of Israel before his death.”</text:span></text:p>
      <text:p text:style-name="P18"><text:span text:style-name="T1">Deuteronomy 33:20</text:span><text:span text:style-name="T2">, “And of Gad, he said, Blessed be he that enlargeth Gad:”, </text:span><text:span text:style-name="T1">the Most High God enlarged the tribe of Gad, with many sons and daughters, despite the genocide the U.S. Cavalry committed against them. There are over 300 so-called Indian nations that make up the tribe of Gad. </text:span><text:span text:style-name="T2">“He dwelleth as lion,..”, </text:span><text:span text:style-name="T1">meaning they dwelled upon the land like predators and their nature is like a “lion”, very fearsome. </text:span><text:span text:style-name="T2">“And </text:span><text:a xlink:type="simple" xlink:href="http://web.archive.org/web/19990504164257/http:/www.12tribes.com/teareth.htm#teareth" text:style-name="ListLabel_20_2" text:visited-style-name="ListLabel_20_2"><text:span text:style-name="T8">teareth the arm</text:span></text:a><text:span text:style-name="T2">..”, </text:span><text:span text:style-name="T1">the North American Indians, have become well known for the custom of making a blood brother pact, by cutting their “arms”. </text:span><text:span text:style-name="T2">“With the crown of the head.”, </text:span><text:span text:style-name="T1">represents the </text:span><text:a xlink:type="simple" xlink:href="http://web.archive.org/web/19990504164257/http:/www.12tribes.com/crown.htm#crown" text:style-name="ListLabel_20_1" text:visited-style-name="ListLabel_20_1"><text:span text:style-name="T7">crown of feathers</text:span></text:a><text:span text:style-name="T1"> the Indians wore. The custom of the blood brother pact, was generally done with one who wore the unusual crown of feathers (the war bonnet) to be accepted into the tribe.</text:span></text:p>
      <text:p text:style-name="P18"><text:span text:style-name="T2">“And he provided the first part for himself,” </text:span><text:span text:style-name="T1">the tribe of Gad, took the best part of the Americas for himself. North America, is the third largest continent in the world. This is the part that Christopher Columbus, was searching for and called it, “the main land”. </text:span><text:span text:style-name="T2">“Because there, in a portion of the lawgiver, was he seated;”, </text:span><text:span text:style-name="T1">the tribe of Gad, acted as the priests (lawgivers) during the Migration to the Americas. </text:span><text:span text:style-name="T2">“And he came with the heads of the people, he executed the justice of the LORD, and his judgments with Israel.”, </text:span><text:span text:style-name="T1">during the migration, the heads of the people was the tribe of Ephraim and </text:span><text:soft-page-break/><text:span text:style-name="T1">Manesseh, read Deuteronomy 33:17. Gad executed justice and judgement amongst the 10 tribes of Israel, that migrated to the Americas.</text:span></text:p>
      <text:p text:style-name="P18"><text:span text:style-name="T1">1 Chronicles 12:8</text:span><text:span text:style-name="T2">, “And of the Gadites there separated unto David into the hold to the wilderness men of might, and men of war fit for the battle, the could handle shield and buckler, whose faces were like the </text:span><text:a xlink:type="simple" xlink:href="http://web.archive.org/web/19990504164257/http:/www.12tribes.com/facelion.htm#Lions" text:style-name="ListLabel_20_2" text:visited-style-name="ListLabel_20_2"><text:span text:style-name="T8">faces of lions</text:span></text:a><text:span text:style-name="T2">,…”, </text:span><text:span text:style-name="T1">the North American Indians, had fearsome faces like lions because they wore war paint every time they went out to battle. </text:span><text:span text:style-name="T2">“And were as swift as the roes (deers) upon the mountains;…”, </text:span><text:span text:style-name="T1">the North American Indians, were noted for being swift and elusive runners, to the point that the U.S. Cavalry tricked other Israelites (Apaches/Buffalo Soldiers, etc.) to aid them in capturing many Indian nations, along with the creation of the lethal Gatling Gun which rendered the bows and arrows of the Indians practically useless.</text:span></text:p>
      <text:p text:style-name="P18"><text:span text:style-name="T1">1 Chronicles 5:18</text:span><text:span text:style-name="T2">, “The sons of Reuben, and the Gadites, and half the tribe of Manasseh, of valiant men, men able to bear buckler and sword, and to shoot with </text:span><text:a xlink:type="simple" xlink:href="http://web.archive.org/web/19990504164257/http:/www.12tribes.com/bow.htm#bow" text:style-name="ListLabel_20_2" text:visited-style-name="ListLabel_20_2"><text:span text:style-name="T8">bow</text:span></text:a><text:span text:style-name="T2">, and were skillful in war….”</text:span></text:p>
      <text:p text:style-name="P18"><text:span text:style-name="T1">Bibliography<text:line-break/>“Stolen Continents” by Ronald Wright page 235<text:line-break/></text:span><text:span text:style-name="T2">“It appeared that his hands and feet were torn by iron nails… Then said the man, they slew me… So I have gone home to shut the doors of heaven that they may not see me again until the earth passes away…”<text:line-break/>“Now it is rumored that you</text:span><text:span text:style-name="T1"> (Handsome Lake) </text:span><text:span text:style-name="T2">are but a talker with spirits… Now it is true that I am spirit… of him who was murdered. Now tell your people that they will become lost when they follow the ways of the white man.”</text:span></text:p>
      <text:p text:style-name="P13">So Christ himself warn against Christianity . SHALOM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9"><text:s text:c="13"/>The Tribe Of Zebulon </text:p>
      <text:p text:style-name="P16"/>
      <text:p text:style-name="P13">Zebulun, was the tenth born son of Jacob. His name means. “My Dwelling”. They migrated to the Americas, in 536 B.C. during the Persian captivity.</text:p>
      <text:p text:style-name="P13">Genesis 49:1 “And Jacob called unto his sons, and said. ‘Gather yourselves together, that I may tell you that which shall befall you in the last days’” The last days occur from the days of Christ till today Read Hebrews 1:2.</text:p>
      <text:p text:style-name="P13">Genesis 49:13, “Zebulun shall dwell at the haven of the sea; and he shall be an haven of ships;” an haven of the sea and an haven for ships, is speaking of the Panama Canal.</text:p>
      <text:p text:style-name="P13">This canal was opened to shipping in 1914, it connects the Atlantic and the Pacific oceans, and shortens the amount of time and distance needed to bring valuable cargo to America. In 1965, the U.S. and Panama, signed an agreement recognizing Panama’s complete sovereignty (control) over the Canal Zone in the year 2000, when America relinquishes her control over the Canal Zone to Panama. There was one stipulation however, if for whatever reason Panama’s military could not properly safeguard the canal by said time (the year 2000) America, would remain as the canals sovereign ruler. Under the Bush Administration. General Manuel Noriega (who was trained by the C. I. A,) was accused of drug trafficking. America (the Bush Administration), then created propaganda in which American citizens were lead to believe Noriega’s drug trafficking threatened Americas national security. Shortly after, the American government invaded Panama, needlessly destroying and murdering thousands of Panama’s citizens and military.</text:p>
      <text:p text:style-name="P13">Psalms 73:12, “Behold, these are the ungodly, who prosper in the world; they increase in riches.”</text:p>
      <text:p text:style-name="P13">Deuteronomy 33:1, “And this is the blessing wherewith Moses the man of God blessing the children of Israel before his death.</text:p>
      <text:p text:style-name="P13">Deuteronomy 33:18, “And of Zebulun he said, Rejoice, Zebulun, in thy going out; and Issachar in thy tents”, this proves Zebulun (Mayans), and Issachar (Aztecs), would live very near each other. The Mayans, would go out of their cities to meet the Aztecs in places of worship within the borders of Mexico; Teotihuacan, at Uxmal, Tocana, Palenque, Chichenitza, Pico de Orizaka, Très Zapotes &amp; La Ventou, etc.</text:p>
      <text:p text:style-name="P13">Deuteronomy 33:19, “They shall call the people unto the Mountain;” the Aztecs (Issachar) shall call the people (the Mayans/Zebulun) unto the mountain. “There they shall offer sacrifices of righteousness:”, after Moses died, this meant the Promise Land. Israel. In the last days (A. D.), this also meant the borders of Mexico near Chipas, etc. They erected temples and pyramids, as Israelites have been known to do 1 Maccabees 13: 28</text:p>
      <text:p text:style-name="P13"/>
      <text:p text:style-name="P13"><text:soft-page-break/></text:p>
      <text:p text:style-name="P13">“Moreover he set up seven pyramids, one against another, for his father, and his mother, and his four brethren“. Exodus 1:11 Therefore they did set over them taskmasters to afflict them with their burdens. And they built for Pharaoh Treasure cities, Pithom and Raamses. (Found in Egypt’s Valley of the Kings)</text:p>
      <text:p text:style-name="P13">However during the Middle Ages both tribes sacrificed human flesh and were reputed for eating the heart and other human organs.</text:p>
      <text:p text:style-name="P18"><text:span text:style-name="T2">Hosea 8:13, “They sacrifice flesh for the sacrifices of mine offerings, and eat it; but the Lord accepteth them not; now will he remember the iniquity, and visit their sins; they shall return to Egypt.” Meaning Israel’s 10 tribes would return to bondage/slavery. The word Egypt refers to Bondage according to Exodus 20:2 “I am the LORD thy God</text:span><text:span text:style-name="T4">;</text:span><text:span text:style-name="T2"> which have brought thee out of the land of Egypt, out of the house of bondage.”</text:span></text:p>
      <text:p text:style-name="P18"><text:span text:style-name="T1">Hosea 8:14, </text:span><text:span text:style-name="T2">“For Israel hath forgotten his Maker, and buildeth temples….”,</text:span><text:span text:style-name="T1"> in time both the Aztecs and Mayans forgot the True Lord of Israel, and built temples to Quetzalcoah, Tlalac the rain-god and the god Chac etc.</text:span></text:p>
      <text:p text:style-name="P13">Deuteronomy 33:19, “for they suck (feed) of the abundance of the seas, and of the treasures of hid in the sand”, the abundance of the seas means the thousands of fish they could feed on. The treasures hid in the sand refers to the literal treasures the Mayans buried deep within their sands as well as the gold, silver, etc., that has always been beneath their sands.</text:p>
      <text:p text:style-name="P13">Bibliography:</text:p>
      <text:p text:style-name="P13">History of the American Indians, by James Adair, Page 214.</text:p>
      <text:p text:style-name="P18"><text:span text:style-name="T4">“</text:span><text:span text:style-name="T2">.. the Indian native, from Florida to </text:span><text:span text:style-name="T3">Panama</text:span><text:span text:style-name="T2"> <text:s text:c="2"/><text:tab/>…, believe in one true, immortal and invisible God, reigning in heaven “,</text:span></text:p>
      <text:p text:style-name="P17">1 Timothy 1:17, “Now unto the King eternal, immortal, invisible, the only wise God, be honour and glory forever and ever. Amen.” SHALOM</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d4543"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4-06-13T12:28:09.721000000</dc:date>
    <meta:editing-duration>PT3M40S</meta:editing-duration>
    <meta:editing-cycles>2</meta:editing-cycles>
    <meta:document-statistic meta:table-count="0" meta:image-count="1" meta:object-count="0" meta:page-count="30" meta:paragraph-count="295" meta:word-count="11326" meta:character-count="64482" meta:non-whitespace-character-count="53377"/>
  </office:meta>
</office:document-meta>
</file>